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text/xml" manifest:full-path="Object 5/styles.xml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paragraph-rsid="00198d35"/>
    </style:style>
    <style:style style:name="P2" style:family="paragraph" style:parent-style-name="Standard">
      <style:text-properties officeooo:paragraph-rsid="001ae091"/>
    </style:style>
    <style:style style:name="P3" style:family="paragraph" style:parent-style-name="Standard">
      <style:text-properties officeooo:rsid="00198d35" officeooo:paragraph-rsid="00198d35"/>
    </style:style>
    <style:style style:name="P4" style:family="paragraph" style:parent-style-name="Standard">
      <style:text-properties officeooo:rsid="00198d35" officeooo:paragraph-rsid="001ae091"/>
    </style:style>
    <style:style style:name="P5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6" style:family="paragraph" style:parent-style-name="Standard">
      <style:text-properties fo:font-weight="bold" officeooo:rsid="00198d35" officeooo:paragraph-rsid="001ae091" style:font-weight-asian="bold" style:font-weight-complex="bold"/>
    </style:style>
    <style:style style:name="P7" style:family="paragraph" style:parent-style-name="Standard" style:list-style-name="L1">
      <style:text-properties officeooo:paragraph-rsid="00182d7d"/>
    </style:style>
    <style:style style:name="P8" style:family="paragraph" style:parent-style-name="Standard" style:list-style-name="L2">
      <style:text-properties officeooo:rsid="00198d35" officeooo:paragraph-rsid="00198d35"/>
    </style:style>
    <style:style style:name="P9" style:family="paragraph" style:parent-style-name="Standard">
      <style:text-properties officeooo:rsid="00198d35" officeooo:paragraph-rsid="00198d35"/>
    </style:style>
    <style:style style:name="P10" style:family="paragraph" style:parent-style-name="Standard" style:list-style-name="L2">
      <style:text-properties officeooo:rsid="0019cbf1" officeooo:paragraph-rsid="0019cbf1"/>
    </style:style>
    <style:style style:name="P11" style:family="paragraph" style:parent-style-name="Standard">
      <style:text-properties officeooo:rsid="001afcc1" officeooo:paragraph-rsid="001afcc1"/>
    </style:style>
    <style:style style:name="P12" style:family="paragraph" style:parent-style-name="Standard">
      <style:text-properties officeooo:paragraph-rsid="00198d35"/>
    </style:style>
    <style:style style:name="P13" style:family="paragraph" style:parent-style-name="Standard">
      <style:text-properties officeooo:paragraph-rsid="001ae091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fo:font-weight="bold" officeooo:rsid="00198d35" style:font-weight-asian="bold" style:font-weight-complex="bold"/>
    </style:style>
    <style:style style:name="T4" style:family="text">
      <style:text-properties officeooo:rsid="0019cbf1"/>
    </style:style>
    <style:style style:name="T5" style:family="text">
      <style:text-properties officeooo:rsid="001ae091"/>
    </style:style>
    <style:style style:name="T6" style:family="text">
      <style:text-properties officeooo:rsid="001afcc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10103985" text:style-name="L1">
        <text:list-item>
          <text:p text:style-name="P7"><text:span text:style-name="T1">Test </text:span><text:span text:style-name="T2">script : test.sh</text:span></text:p>
        </text:list-item>
      </text:list>
      <text:list xml:id="list269894452" text:style-name="L2">
        <text:list-item>
          <text:p text:style-name="P8">Test log files are placed in test_log folder in the source code</text:p>
        </text:list-item>
        <text:list-item>
          <text:p text:style-name="P10">time command of linux is used to calculate the performance</text:p>
        </text:list-item>
        <text:list-item>
          <text:p text:style-name="P10">Buffer size is set to a maximum of 4096 bytes for every read / write</text:p>
        </text:list-item>
      </text:list>
      <text:p text:style-name="P3"/>
      <text:p text:style-name="P3"/>
      <text:p text:style-name="P5">Test Case 1 : </text:p>
      <text:p text:style-name="P5"/>
      <text:p text:style-name="P3">A peer client tries to access a file of varying sizes of 1.1K, 2.1K, 4.2K, 8.3K and 11K . It iterates for 1000 times sequentially. </text:p>
      <text:p text:style-name="P3"/>
      <text:p text:style-name="P1"><text:span text:style-name="T3">Index Server :</text:span><text:span text:style-name="T2"> csrocks</text:span></text:p>
      <text:p text:style-name="P1"><text:span text:style-name="T3">Peers : </text:span><text:span text:style-name="T2">compute-0-0, compute-0-1</text:span></text:p>
      <text:p text:style-name="P1"><text:span text:style-name="T3">No of Peer clients :</text:span><text:span text:style-name="T2"> 1</text:span></text:p>
      <text:p text:style-name="P1"><text:span text:style-name="T3">Iterations :</text:span><text:span text:style-name="T2"> 1000</text:span></text:p>
      <text:p text:style-name="P3"><draw:frame draw:style-name="fr1" draw:name="Object1" text:anchor-type="paragraph" svg:x="2.4252in" svg:y="0.5957in" svg:width="2.0752in" svg:height="1.2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est Case 2 : </text:p>
      <text:p text:style-name="P5"/>
      <text:p text:style-name="P3">2 peer client tries to access a file of size 4.2K. It iterates for 1000 times sequentially. </text:p>
      <text:p text:style-name="P3"/>
      <text:p text:style-name="P1"><text:span text:style-name="T3">Index Server :</text:span><text:span text:style-name="T2"> csrocks</text:span></text:p>
      <text:p text:style-name="P1"><text:span text:style-name="T3">Peers : </text:span><text:span text:style-name="T2">compute-0-0, compute-0-1, compute-0-2</text:span></text:p>
      <text:p text:style-name="P1"><text:span text:style-name="T3">No of Peer clients :</text:span><text:span text:style-name="T2"> 2</text:span></text:p>
      <text:p text:style-name="P1"><text:span text:style-name="T3">Iterations :</text:span><text:span text:style-name="T2"> 1000</text:span></text:p>
      <text:p text:style-name="P1"><text:span text:style-name="T2"/></text:p>
      <text:p text:style-name="P1"><draw:frame draw:style-name="fr1" draw:name="Object5" text:anchor-type="paragraph" svg:x="2.0992in" svg:y="0in" svg:width="2.7272in" svg:height="0.5319in" draw:z-index="1"><draw:object xlink:href="./Object 5" xlink:type="simple" xlink:show="embed" xlink:actuate="onLoad"/><draw:image xlink:href="./ObjectReplacements/Object 5" xlink:type="simple" xlink:show="embed" xlink:actuate="onLoad"/></draw:frame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Test Case <text:span text:style-name="T6">3</text:span> : </text:p>
      <text:p text:style-name="P5"/>
      <text:p text:style-name="P1"><text:span text:style-name="T4">4</text:span><text:span text:style-name="T2"> peer client tries to access a file of size 4.2K. It iterates for 1000 times sequentially. </text:span></text:p>
      <text:p text:style-name="P3"/>
      <text:p text:style-name="P1"><text:span text:style-name="T3">Index Server :</text:span><text:span text:style-name="T2"> csrocks</text:span></text:p>
      <text:p text:style-name="P1"><text:span text:style-name="T3">Peers : </text:span><text:span text:style-name="T2">compute-0-0, compute-0-1, compute-0-2, compute-0-3, compute-0-5</text:span></text:p>
      <text:p text:style-name="P1"><text:span text:style-name="T3">No of Peer clients :</text:span><text:span text:style-name="T2"> </text:span><text:span text:style-name="T4">4</text:span></text:p>
      <text:p text:style-name="P1"><text:span text:style-name="T3">Iterations :</text:span><text:span text:style-name="T2"> 1000</text:span></text:p>
      <text:p text:style-name="P3"/>
      <text:p text:style-name="P3"/>
      <text:p text:style-name="P3"/>
      <text:p text:style-name="P3"><draw:frame draw:style-name="fr2" draw:name="Object2" text:anchor-type="paragraph" svg:width="2.7272in" svg:height="0.886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est Case <text:span text:style-name="T6">4</text:span> : </text:p>
      <text:p text:style-name="P6"/>
      <text:p text:style-name="P2"><text:span text:style-name="T6">3</text:span><text:span text:style-name="T2"> peer client</text:span><text:span text:style-name="T5">s parallel</text:span><text:span text:style-name="T6">-l</text:span><text:span text:style-name="T5">y</text:span><text:span text:style-name="T2"> tries to access a file of size </text:span><text:span text:style-name="T5">512</text:span><text:span text:style-name="T2">K </text:span><text:span text:style-name="T5">10 times sequentially</text:span></text:p>
      <text:p text:style-name="P4"/>
      <text:p text:style-name="P2"><text:span text:style-name="T3">Index Server :</text:span><text:span text:style-name="T2"> csrocks</text:span></text:p>
      <text:p text:style-name="P2"><text:span text:style-name="T3">Peers : </text:span><text:span text:style-name="T2">compute-0-0, compute-0-1, compute-0-2</text:span></text:p>
      <text:p text:style-name="P2"><text:span text:style-name="T3">No of Peer clients :</text:span><text:span text:style-name="T2"> </text:span><text:span text:style-name="T5">3</text:span></text:p>
      <text:p text:style-name="P2"><text:span text:style-name="T5"/></text:p>
      <text:p text:style-name="P2"><text:span text:style-name="T5"/></text:p>
      <text:p text:style-name="P2"><draw:frame draw:style-name="fr1" draw:name="Object3" text:anchor-type="paragraph" svg:x="2.0992in" svg:y="0in" svg:width="2.7272in" svg:height="0.7091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5"/></text:p>
      <text:p text:style-name="P4"/>
      <text:p text:style-name="P4"><text:tab/><text:tab/><text:tab/><text:tab/> 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PS : Log file of all performance Test Cases are available in the test_log folder of source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2-28T23:43:23</dc:date>
    <meta:editing-duration>PT00H41M44S</meta:editing-duration>
    <meta:editing-cycles>6</meta:editing-cycles>
    <meta:document-statistic meta:table-count="0" meta:image-count="0" meta:object-count="4" meta:page-count="2" meta:paragraph-count="29" meta:word-count="223" meta:character-count="1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Time taken by peer</text:p>
          </table:table-cell>
          <table:table-cell table:style-name="ce1" office:value-type="string">
            <text:p>Time taken(seconds)</text:p>
          </table:table-cell>
        </table:table-row>
        <table:table-row table:style-name="ro1">
          <table:table-cell/>
          <table:table-cell office:value-type="string">
            <text:p>_1</text:p>
          </table:table-cell>
          <table:table-cell office:value-type="float" office:value="46.158">
            <text:p>46.158</text:p>
          </table:table-cell>
        </table:table-row>
        <table:table-row table:style-name="ro1">
          <table:table-cell/>
          <table:table-cell office:value-type="string">
            <text:p>_2</text:p>
          </table:table-cell>
          <table:table-cell office:value-type="float" office:value="45.558">
            <text:p>45.558</text:p>
          </table:table-cell>
        </table:table-row>
        <table:table-row table:style-name="ro1">
          <table:table-cell/>
          <table:table-cell office:value-type="string">
            <text:p>_3</text:p>
          </table:table-cell>
          <table:table-cell office:value-type="float" office:value="45.668">
            <text:p>45.668</text:p>
          </table:table-cell>
        </table:table-row>
        <table:table-row table:style-name="ro1">
          <table:table-cell/>
          <table:table-cell office:value-type="string">
            <text:p>_4</text:p>
          </table:table-cell>
          <table:table-cell office:value-type="float" office:value="45.741">
            <text:p>45.74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3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Time taken by peer</text:p>
          </table:table-cell>
          <table:table-cell table:style-name="ce1" office:value-type="string">
            <text:p>Time taken(seconds)</text:p>
          </table:table-cell>
        </table:table-row>
        <table:table-row table:style-name="ro1">
          <table:table-cell/>
          <table:table-cell office:value-type="string">
            <text:p>_1</text:p>
          </table:table-cell>
          <table:table-cell office:value-type="float" office:value="2.366">
            <text:p>2.366</text:p>
          </table:table-cell>
        </table:table-row>
        <table:table-row table:style-name="ro1">
          <table:table-cell/>
          <table:table-cell office:value-type="string">
            <text:p>_2</text:p>
          </table:table-cell>
          <table:table-cell office:value-type="float" office:value="2.456">
            <text:p>2.456</text:p>
          </table:table-cell>
        </table:table-row>
        <table:table-row table:style-name="ro1">
          <table:table-cell/>
          <table:table-cell office:value-type="string">
            <text:p>_3</text:p>
          </table:table-cell>
          <table:table-cell office:value-type="float" office:value="2.713">
            <text:p>2.71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3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Time taken by peer</text:p>
          </table:table-cell>
          <table:table-cell table:style-name="ce1" office:value-type="string">
            <text:p>Time taken(seconds)</text:p>
          </table:table-cell>
        </table:table-row>
        <table:table-row table:style-name="ro1">
          <table:table-cell/>
          <table:table-cell table:style-name="ce2" office:value-type="string">
            <text:p>_1</text:p>
          </table:table-cell>
          <table:table-cell table:style-name="ce2" office:value-type="float" office:value="46.056">
            <text:p>46.056</text:p>
          </table:table-cell>
        </table:table-row>
        <table:table-row table:style-name="ro1">
          <table:table-cell/>
          <table:table-cell table:style-name="ce2" office:value-type="string">
            <text:p>_2</text:p>
          </table:table-cell>
          <table:table-cell table:style-name="ce2" office:value-type="float" office:value="45.54">
            <text:p>45.54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3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